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0.495cm" svg:height="22.81cm" svg:x="6.869cm" svg:y="0.552cm">
            <draw:object draw:notify-on-update-of-ranges="Sheet1.A2:Sheet1.A54 Sheet1.B2:Sheet1.B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6">00.00.0000</text:date>, <text:time style:data-style-name="N2" text:time-value="09:35:56.4395385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3-06T10:22:23.911902237</dc:date>
    <meta:editing-duration>PT4H39M5S</meta:editing-duration>
    <meta:editing-cycles>23</meta:editing-cycles>
    <meta:generator>LibreOffice/24.2.1.2$MacOSX_X86_64 LibreOffice_project/db4def46b0453cc22e2d0305797cf981b68ef5ac</meta:generator>
    <meta:document-statistic meta:table-count="1" meta:cell-count="16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96cm" svg:height="22.811cm" xlink:href=".." xlink:type="simple" chart:class="chart:scatter" chart:style-name="ch1">
        <chart:plot-area chart:style-name="ch2" table:cell-range-address="Sheet1.A2:Sheet1.B54" svg:x="0.609cm" svg:y="0.456cm" svg:width="29.278cm" svg:height="21.899cm">
          <chart:coordinate-region svg:x="1.236cm" svg:y="0.456cm" svg:width="28.554cm" svg:height="21.24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54" chart:class="chart:scatter">
            <chart:domain table:cell-range-address="Sheet1.A2:Sheet1.A54"/>
            <chart:data-point chart:repeated="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54</svg:desc>
                </draw:g>
              </table:table-cell>
              <table:table-cell office:value-type="float" office:value="0">
                <text:p>0</text:p>
                <draw:g>
                  <svg:desc>Sheet1.B2:Sheet1.B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1.2$MacOSX_X86_64 LibreOffice_project/db4def46b0453cc22e2d0305797cf981b68ef5a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